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2" style:family="table-cell" style:parent-style-name="Default">
      <style:table-cell-properties fo:border-bottom="none" fo:border-left="0.06pt solid #000000" fo:border-right="none" fo:border-top="none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40" style:family="table-cell" style:parent-style-name="Default"/>
    <style:style style:name="ce41" style:family="table-cell" style:parent-style-name="Default">
      <style:table-cell-properties fo:border-bottom="0.06pt solid #000000" fo:border-left="none" fo:border-right="none" fo:border-top="none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fo:border-bottom="none" fo:border-left="0.06pt solid #000000" fo:border-right="0.06pt solid #000000" fo:border-top="none"/>
    </style:style>
    <style:style style:name="ce44" style:family="table-cell" style:parent-style-name="Default">
      <style:table-cell-properties fo:border-bottom="none" fo:border-left="0.06pt solid #000000" fo:border-right="0.06pt solid #000000" fo:border-top="none"/>
    </style:style>
    <style:style style:name="ce45" style:family="table-cell" style:parent-style-name="Default">
      <style:table-cell-properties style:vertical-align="bottom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3"/>
        <table:table-column table:style-name="co2" table:default-cell-style-name="ce36"/>
        <table:table-column table:style-name="co2" table:default-cell-style-name="ce39"/>
        <table:table-column table:style-name="co2" table:number-columns-repeated="2" table:default-cell-style-name="Default"/>
        <table:table-column table:style-name="co2" table:default-cell-style-name="ce36"/>
        <table:table-column table:style-name="co2" table:default-cell-style-name="ce44"/>
        <table:table-column table:style-name="co2" table:default-cell-style-name="ce33"/>
        <table:table-column table:style-name="co2" table:number-columns-repeated="3" table:default-cell-style-name="Default"/>
        <table:table-column table:style-name="co2" table:default-cell-style-name="ce39"/>
        <table:table-column table:style-name="co2" table:number-columns-repeated="51" table:default-cell-style-name="Default"/>
        <table:table-row table:style-name="ro1">
          <table:table-cell table:style-name="ce30" office:value-type="string" calcext:value-type="string">
            <text:p>exercise</text:p>
          </table:table-cell>
          <table:table-cell table:style-name="ce30" office:value-type="string" calcext:value-type="string">
            <text:p>upper</text:p>
          </table:table-cell>
          <table:table-cell table:style-name="ce34" office:value-type="string" calcext:value-type="string">
            <text:p>lower</text:p>
          </table:table-cell>
          <table:table-cell table:style-name="ce37" office:value-type="string" calcext:value-type="string">
            <text:p>core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cardio</text:p>
          </table:table-cell>
          <table:table-cell table:style-name="ce41" office:value-type="string" calcext:value-type="string">
            <text:p>mobility</text:p>
          </table:table-cell>
          <table:table-cell table:style-name="ce42" office:value-type="string" calcext:value-type="string">
            <text:p>difficulty</text:p>
          </table:table-cell>
          <table:table-cell table:style-name="ce30" office:value-type="string" calcext:value-type="string">
            <text:p>weights</text:p>
          </table:table-cell>
          <table:table-cell table:style-name="ce34" office:value-type="string" calcext:value-type="string">
            <text:p>bank</text:p>
          </table:table-cell>
          <table:table-cell table:style-name="ce34" office:value-type="string" calcext:value-type="string">
            <text:p>bar</text:p>
          </table:table-cell>
          <table:table-cell table:style-name="ce34" office:value-type="string" calcext:value-type="string">
            <text:p>floor</text:p>
          </table:table-cell>
          <table:table-cell table:style-name="ce37" office:value-type="string" calcext:value-type="string">
            <text:p>outdoor</text:p>
          </table:table-cell>
          <table:table-cell table:style-name="ce34" office:value-type="string" calcext:value-type="string">
            <text:p>stress</text:p>
          </table:table-cell>
          <table:table-cell table:style-name="ce34" office:value-type="string" calcext:value-type="string">
            <text:p>pairwise</text:p>
          </table:table-cell>
          <table:table-cell table:style-name="ce34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34" office:value-type="string" calcext:value-type="string">
            <text:p>instructions</text:p>
          </table:table-cell>
          <table:table-cell table:style-name="ce34" table:number-columns-repeated="46"/>
        </table:table-row>
        <table:table-row table:style-name="ro1">
          <table:table-cell office:value-type="string" calcext:value-type="string">
            <text:p># Lunge + Heel Touch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ide Squat + Torsion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ideways stance; lunge deep with the right leg and rotate your upper body left; move your left arm up; rotate back and get up;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rsion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table:style-name="ce45" office:value-type="string" calcext:value-type="string">
            <text:p>stand upright; do a back lunge with cross over; lift your upper hands straight above and rotate your upper body into the opposite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uch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ift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with one foot on a bank and put your weight on it; stand up by pushing from the foot on the bank and no the lower one; when up reverse motion and move slowly down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7.5846in" svg:y="1.365in" draw:caption-point-x="-0.2402in" draw:caption-point-y="0.5945in">
              <dc:date>2021-03-14T00:00:00</dc:date>
              <text:p text:style-name="P1"><text:span text:style-name="T1">quadruped position</text:span></text:p>
            </office:annotation>
            <text:p>start on all fours with knees on the floor; raise your left arm and your right leg and form a straight line; gold the limbs back 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idge Walk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your back; lift your hips, that you only touch the floor with heels and shoulders; march on your heel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lve Jump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ump with straight knees on one leg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; you can wether crawl back with your hands towards your legs or with your legs towards your hands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; lift the opposite hand and foot and touch your toes; go back to starting position and repeat with the other hand and foot; keep your center sta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ke small jumps from a deep lunge position to switch legs; keep your body as low as possi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; return to starting position; only go as deep as you can keep your shoulders dow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own Dog Walk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rt on all fours and go into a concave hold by pushing your glutes upwards; start walking with your feet only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hold then get up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ve your right knee and your left elbow together while jumping; work from the cor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knees lightly bend to avoid a hollow back; hold a weight in front with both hands; raise the weight to 90°; lower it back again; keep up the pressure from the weight the whole exerci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 into front support; rotate one arm around your body until you can touch the floor again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 on all fours evenly spac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move up again; go into a deep squat while holding the arms up; stand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up and push them above your head; pause there, then reverse 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p Opener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on your side and bend one leg in; put the equisided hand on the floor behind your back; push your hips outward upwar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o a squat while swinging a weight under you; get up again with momentum and swing the weight over the head; pause there shortly and swing back while squatting again; avoid a hollow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; raise the upp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into the vertical, then lower them again;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ho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2">go into a deep lunge with the right foot in front; put your right hand next to the right foot; swing the other hand like a pendulum </text:span>from back to front; at the reversal points the thumb shows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art on all fours with knees raised; run standing with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Box Jump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et momentum and jump on the bench; jump back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Long Jump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jump as far as possible on one leg; turn and jump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squat while holding the other leg; get back up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; keep the arms parallel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 with Tep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onto your knees; get momentum, jump onto your feet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body; keep your body straight and the elbows close to the body; push yourself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 + Ankle Touch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touch with one hand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everse Lateral Leg Raise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e on the side with legs straight; support your body with your upper leg; raise the low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ideways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 Hold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pport on all fours on the floor; keep a wide stance as possible; keep your core stable; hol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and pull your knees up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shows up and the other one touches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Calve Pushe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on one leg and push upwards with your calves only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Leg Raise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move one leg forward upwards; then to the side; then to the back; then forward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oe Up Marching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rch standing with high knees; lift your toes while march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keep your shoulders down; then push your upper body down and back and your bottom up into a convex hold; move your shoulders forward;</text:p>
          </table:table-cell>
          <table:table-cell table:number-columns-repeated="46"/>
        </table:table-row>
        <table:table-row table:style-name="ro1" table:number-rows-repeated="104850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2:Sheet1.H75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R7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5T19:24:46.745071607</meta:creation-date>
    <meta:generator>LibreOffice/7.3.6.2$Linux_X86_64 LibreOffice_project/30$Build-2</meta:generator>
    <dc:date>2022-09-28T17:24:37.567771365</dc:date>
    <meta:editing-duration>P49DT13H54M59S</meta:editing-duration>
    <meta:editing-cycles>265</meta:editing-cycles>
    <meta:document-statistic meta:table-count="1" meta:cell-count="864" meta:object-count="0"/>
  </office:meta>
</office:document-meta>
</file>